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Denver (20-5, 11-2)</text:p>
          </table:table-cell>
          <table:table-cell office:value-type="string">
            <text:p>24</text:p>
          </table:table-cell>
          <table:table-cell office:value-type="string">
            <text:p>27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Western Illinois (7-19, 2-10)</text:p>
          </table:table-cell>
          <table:table-cell office:value-type="string">
            <text:p>26</text:p>
          </table:table-cell>
          <table:table-cell office:value-type="string">
            <text:p>25</text:p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Denver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12</text:p>
          </table:table-cell>
          <table:table-cell office:value-type="string">
            <text:p>42</text:p>
          </table:table-cell>
          <table:table-cell office:value-type="string">
            <text:p>.071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8</text:p>
          </table:table-cell>
          <table:table-cell office:value-type="string">
            <text:p>5</text:p>
          </table:table-cell>
          <table:table-cell office:value-type="string">
            <text:p>41</text:p>
          </table:table-cell>
          <table:table-cell office:value-type="string">
            <text:p>.317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7</text:p>
          </table:table-cell>
          <table:table-cell office:value-type="string">
            <text:p>2</text:p>
          </table:table-cell>
          <table:table-cell office:value-type="string">
            <text:p>35</text:p>
          </table:table-cell>
          <table:table-cell office:value-type="string">
            <text:p>.429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4</text:p>
          </table:table-cell>
          <table:table-cell office:value-type="string">
            <text:p>6</text:p>
          </table:table-cell>
          <table:table-cell office:value-type="string">
            <text:p>36</text:p>
          </table:table-cell>
          <table:table-cell office:value-type="string">
            <text:p>.222</text:p>
          </table:table-cell>
        </table:table-row>
        <table:table-row>
          <table:table-cell office:value-type="string">
            <text:p>Western Illinoi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30</text:p>
          </table:table-cell>
          <table:table-cell office:value-type="string">
            <text:p>.167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5</text:p>
          </table:table-cell>
          <table:table-cell office:value-type="string">
            <text:p>44</text:p>
          </table:table-cell>
          <table:table-cell office:value-type="string">
            <text:p>.20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34</text:p>
          </table:table-cell>
          <table:table-cell office:value-type="string">
            <text:p>.147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32</text:p>
          </table:table-cell>
          <table:table-cell office:value-type="string">
            <text:p>.125</text:p>
          </table:table-cell>
        </table:table-row>
      </table:table>
      <table:table table:name="Sheet 2">
        <table:table-row>
          <table:table-cell office:value-type="string">
            <text:p>Denver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Cassie Baird 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24</text:p>
          </table:table-cell>
          <table:table-cell office:value-type="string">
            <text:p>.33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Cassidy Rooke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Ellie Anderson 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.333</text:p>
          </table:table-cell>
          <table:table-cell office:value-type="string">
            <text:p>27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Becca Mau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ecca Latham 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6</text:p>
          </table:table-cell>
          <table:table-cell office:value-type="string">
            <text:p>34</text:p>
          </table:table-cell>
          <table:table-cell office:value-type="string">
            <text:p>.29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7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Taylor Loy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Lydia Bartalo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5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iyusha Boteju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Macy Carrabine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-.50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Tina Boe 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.46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Kayla Principato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29</text:p>
          </table:table-cell>
          <table:table-cell office:value-type="string">
            <text:p>.17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Emma Willis 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18</text:p>
          </table:table-cell>
          <table:table-cell office:value-type="string">
            <text:p>.05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Teal Schnurr 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.3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64</text:p>
          </table:table-cell>
          <table:table-cell office:value-type="string">
            <text:p>25</text:p>
          </table:table-cell>
          <table:table-cell office:value-type="string">
            <text:p>154</text:p>
          </table:table-cell>
          <table:table-cell office:value-type="string">
            <text:p>.253</text:p>
          </table:table-cell>
          <table:table-cell office:value-type="string">
            <text:p>62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71</text:p>
          </table:table-cell>
          <table:table-cell office:value-type="string">
            <text:p>1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80.0</text:p>
          </table:table-cell>
        </table:table-row>
      </table:table>
      <table:table table:name="Sheet 3">
        <table:table-row>
          <table:table-cell office:value-type="string">
            <text:p>Western Illinoi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eezah Washington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Shiah Sanders 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16</text:p>
          </table:table-cell>
          <table:table-cell office:value-type="string">
            <text:p>.1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Jaime Johnson 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.333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Melanie Patenaude 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-.66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Claire Grove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Shalyn Greenhaw </text:p>
          </table:table-cell>
          <table:table-cell office:value-type="string">
            <text:p>4</text:p>
          </table:table-cell>
          <table:table-cell office:value-type="string">
            <text:p>13</text:p>
          </table:table-cell>
          <table:table-cell office:value-type="string">
            <text:p>7</text:p>
          </table:table-cell>
          <table:table-cell office:value-type="string">
            <text:p>47</text:p>
          </table:table-cell>
          <table:table-cell office:value-type="string">
            <text:p>.12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Cassie Hunt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Mackenzie Steckler 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.188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Emilee Dechant 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Emma Norris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31</text:p>
          </table:table-cell>
          <table:table-cell office:value-type="string">
            <text:p>.16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3</text:p>
          </table:table-cell>
          <table:table-cell office:value-type="string">
            <text:p>20</text:p>
          </table:table-cell>
          <table:table-cell office:value-type="string">
            <text:p>140</text:p>
          </table:table-cell>
          <table:table-cell office:value-type="string">
            <text:p>.164</text:p>
          </table:table-cell>
          <table:table-cell office:value-type="string">
            <text:p>42</text:p>
          </table:table-cell>
          <table:table-cell office:value-type="string">
            <text:p>8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58</text:p>
          </table:table-cell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0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